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035dd4"/>
    </style:style>
    <style:style style:name="P3" style:family="paragraph" style:parent-style-name="Standard">
      <style:text-properties officeooo:paragraph-rsid="00035dd4"/>
    </style:style>
    <style:style style:name="P4" style:family="paragraph" style:parent-style-name="autor">
      <style:paragraph-properties fo:break-before="column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cm" fo:margin-bottom="1.199cm" loext:contextual-spacing="false" fo:line-height="150%" fo:text-indent="-1.401cm" style:auto-text-indent="false" style:page-number="auto" fo:background-color="transparent"/>
      <style:text-properties fo:font-size="13pt" style:font-size-asian="13pt" style:font-size-complex="13pt"/>
    </style:style>
    <style:style style:name="P6" style:family="paragraph" style:parent-style-name="Standard">
      <style:paragraph-properties fo:margin-top="0.3cm" fo:margin-bottom="0.499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wypunktowanie" style:list-style-name="wypunktowanie"/>
    <style:style style:name="P8" style:family="paragraph" style:parent-style-name="wypunktowanie" style:list-style-name="wypunktowanie">
      <loext:graphic-properties draw:fill="none" draw:fill-color="#729fcf"/>
      <style:paragraph-properties fo:margin-left="0.3cm" fo:margin-right="0cm" fo:text-indent="-0.3cm" style:auto-text-indent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6c9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at:</text:span> 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autor">Czesław Miłosz (1911-2004)</text:p>
        <text:p text:style-name="tytul">Który skrzywdziłeś</text:p>
        <text:p text:style-name="Standard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2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3"/>
        <text:p text:style-name="kursywa2">Washington D.C., 1950 (Światło dzienne, 1953)</text:p>
        <text:p text:style-name="P4">Ernest Bryll (ur. 1935)</text:p>
        <text:p text:style-name="tytul">Ten, który…</text:p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3">Chociaż siał burze, słodkie zbierze ziarno.</text:p>
        <text:p text:style-name="P3"/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3">Pocili się, myśleli - co o nich pisano</text:p>
        <text:p text:style-name="P3"/>
        <text:p text:style-name="P3">Takie jest doświadczenie, które zawsze znano</text:p>
        <text:p text:style-name="P3">I zawsze przeciw głupi poeci lecieli.</text:p>
        <text:p text:style-name="P3"/>
        <text:p text:style-name="kursywa2">Zwierzątko, 1975</text:p>
      </text:section>
      <text:p text:style-name="P6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elanaglowek">Miłosz, <text:span text:style-name="T2">Który skrzywdziłeś</text:span></text:p>
          </table:table-cell>
          <table:table-cell table:style-name="Tabela1.B1" office:value-type="string">
            <text:p text:style-name="Tabelanaglowek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opispoziom2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513709895" text:style-name="wypunktowanie">
              <text:list-item>
                <text:p text:style-name="P8">pewny własnej wartości roli poeta;</text:p>
              </text:list-item>
              <text:list-item>
                <text:p text:style-name="P7">obserwator i krytyk piętnujący zło;</text:p>
              </text:list-item>
              <text:list-item>
                <text:p text:style-name="P7">osoba zaangażowana;</text:p>
              </text:list-item>
            </text:list>
          </table:table-cell>
          <table:table-cell table:style-name="Tabela1.B7" office:value-type="string">
            <text:list xml:id="list205538609540034" text:continue-numbering="true" text:style-name="wypunktowanie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Adresat liryczny</text:p>
          </table:table-cell>
          <table:covered-table-cell/>
        </table:table-row>
        <table:table-row>
          <table:table-cell table:style-name="Tabela1.A7" office:value-type="string">
            <text:list xml:id="list205537455732502" text:continue-numbering="true" text:style-name="wypunktowanie">
              <text:list-item>
                <text:p text:style-name="P7">człowiek lekceważący człowieka i normy moralne;</text:p>
              </text:list-item>
              <text:list-item>
                <text:p text:style-name="P7">tyran, zadufany w sobie, pyszny i dumny władca;</text:p>
              </text:list-item>
            </text:list>
          </table:table-cell>
          <table:table-cell table:style-name="Tabela1.B7" office:value-type="string">
            <text:list xml:id="list205538729691761" text:continue-numbering="true" text:style-name="wypunktowanie">
              <text:list-item>
                <text:p text:style-name="P7">retoryczne "my", czyli "wy" <text:span text:style-name="T3">–</text:span> podm. zdystansowany!</text:p>
              </text:list-item>
              <text:list-item>
                <text:p text:style-name="P7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05538480971584" text:continue-numbering="true" text:style-name="wypunktowanie">
              <text:list-item>
                <text:p text:style-name="P7">spersonalizowany (2 os. lp.) - wzmocnienie groźby;</text:p>
              </text:list-item>
              <text:list-item>
                <text:p text:style-name="P7">strachem podporządkowuje sobie innych;</text:p>
              </text:list-item>
              <text:list-item>
                <text:p text:style-name="P7">poddańczo wychwalany i idealizowany;</text:p>
              </text:list-item>
            </text:list>
          </table:table-cell>
          <table:table-cell table:style-name="Tabela1.B7" office:value-type="string">
            <text:list xml:id="list205538116231596" text:continue-numbering="true" text:style-name="wypunktowanie">
              <text:list-item>
                <text:p text:style-name="P7">uprzedmiotowiony (3 os.) <text:span text:style-name="T3">–</text:span> niedosięgły; cyniczny i szyderczy manipulator; gardzi człowiekiem i prawdą;</text:p>
              </text:list-item>
              <text:list-item>
                <text:p text:style-name="P7">żąda poklasku, w praktyce triumfuje;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punktowanie" style:family="paragraph" style:parent-style-name="Standard" style:list-style-name="wypunktowanie">
      <loext:graphic-properties draw:fill="none" draw:fill-color="#729fcf"/>
      <style:paragraph-properties fo:margin-left="0.4cm" fo:margin-right="0cm" fo:text-indent="-0.4cm" style:auto-text-indent="false" fo:background-color="transparent"/>
      <style:text-properties fo:font-size="10.5pt" style:font-size-asian="10.5pt" style:font-size-complex="10.5pt"/>
    </style:style>
    <style:style style:name="opispoziom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kursywa2" style:family="paragraph" style:parent-style-name="Standard">
      <style:paragraph-properties style:writing-mode="page"/>
      <style:text-properties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utor" style:family="paragraph" style:parent-style-name="Standard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tytul" style:family="paragraph" style:parent-style-name="Standard">
      <style:paragraph-properties fo:margin-top="0cm" fo:margin-bottom="0.3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abelanaglowek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ypunktowa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5:43.301235832</meta:creation-date>
    <dc:date>2017-11-05T20:55:36.749131577</dc:date>
    <meta:editing-duration>PT53M48S</meta:editing-duration>
    <meta:editing-cycles>10</meta:editing-cycles>
    <meta:generator>LibreOffice/5.4.2.2.0$Linux_X86_64 LibreOffice_project/40m0$Build-2</meta:generator>
    <meta:document-statistic meta:table-count="1" meta:image-count="0" meta:object-count="0" meta:page-count="1" meta:paragraph-count="56" meta:word-count="320" meta:character-count="2169" meta:non-whitespace-character-count="1917"/>
  </office:meta>
</office:document-meta>
</file>